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Liberation Serif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style:font-name="Liberation Serif"/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/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 fo:font-size="12pt" fo:language="id" fo:country="ID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353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style:font-name="Liberation Serif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Liberation Sans" fo:font-size="12pt" style:font-size-asian="12pt" style:font-name-complex="Times New Roman1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font-size="12pt" fo:language="id" fo:country="ID" style:font-size-asian="12pt" style:font-name-complex="Times New Roman1" style:font-size-complex="12pt"/>
    </style:style>
    <style:style style:name="T7" style:family="text">
      <style:text-properties fo:font-size="12pt" style:font-size-asian="12pt" style:font-name-complex="Times New Roman1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DAFTAR GAMBAR</text:p>
      <text:p text:style-name="P1"><text:span text:style-name="T6">Gambar <text:tab/><text:tab/><text:tab/><text:tab/><text:tab/><text:tab/><text:tab/><text:tab/> <text:s text:c="3"/></text:span><text:span text:style-name="T7">Halaman</text:span></text:p>
      <text:p text:style-name="P2"><text:span text:style-name="T7">Gambar 3.1. </text:span><text:span text:style-name="T6">Urutan Prosedur Proses Remaster</text:span><text:span text:style-name="T7"><text:tab/></text:span><text:span text:style-name="T6">27</text:span></text:p>
      <text:p text:style-name="P3"><text:span text:style-name="T7">Gambar 4.1 Urutan Prosedur Proses Remaster</text:span><text:span text:style-name="T6"> </text:span><text:span text:style-name="T7"><text:tab/>.</text:span><text:span text:style-name="T6">5</text:span></text:p>
      <text:p text:style-name="P3"><text:span text:style-name="T7">Gambar 4.2 </text:span><text:span text:style-name="T9">Diagram Activity Sistem Operasi</text:span><text:span text:style-name="T7"><text:tab/></text:span><text:span text:style-name="T6">.5</text:span></text:p>
      <text:p text:style-name="P3"><text:span text:style-name="T7">Gambar 4.3 </text:span><text:span text:style-name="T6">Tampilan Lingkungan Desktop </text:span><text:span text:style-name="T7"><text:tab/></text:span><text:span text:style-name="T6">.6</text:span></text:p>
      <text:p text:style-name="P3"><text:span text:style-name="T7">Gambar 4.4 </text:span><text:span text:style-name="T8">Tampilan Lingkungan Desktop</text:span><text:span text:style-name="T7"><text:tab/>.6</text:span></text:p>
      <text:p text:style-name="P3"><text:span text:style-name="T7">Gambar 4.5 </text:span><text:span text:style-name="T6">Tampilan Lingkungan Desktop </text:span><text:span text:style-name="T7"><text:tab/></text:span><text:span text:style-name="T6">.7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8-07-19T19:04:03.836640653</dc:date>
    <meta:editing-cycles>5</meta:editing-cycles>
    <meta:editing-duration>PT22M19S</meta:editing-duration>
    <meta:generator>LibreOffice/6.0.5.2$Linux_X86_64 LibreOffice_project/54c8cbb85f300ac59db32fe8a675ff7683cd5a16</meta:generator>
    <meta:document-statistic meta:table-count="0" meta:image-count="0" meta:object-count="0" meta:page-count="1" meta:paragraph-count="9" meta:word-count="44" meta:character-count="302" meta:non-whitespace-character-count="2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